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 svg:font-family="Helvetica" style:font-family-generic="swiss" style:font-pitch="variable" svg:panose-1="2 11 6 4 2 2 2 2 2 4"/>
  </office:font-face-decls>
  <office:automatic-styles>
    <style:style style:name="P1" style:parent-style-name="Titel" style:master-page-name="MP0" style:family="paragraph">
      <style:paragraph-properties fo:break-before="page"/>
    </style:style>
    <style:style style:name="T2" style:parent-style-name="Standaardalinea-lettertype" style:family="text">
      <style:text-properties fo:font-size="16pt" style:font-size-asian="16pt" style:font-size-complex="16pt"/>
    </style:style>
    <style:style style:name="T3" style:parent-style-name="Hyperlink" style:family="text">
      <style:text-properties style:font-name="Helvetica" fo:color="#4183C4" fo:font-size="10.5pt" style:font-size-asian="10.5pt" style:font-size-complex="10.5pt" fo:background-color="#FFFFFF"/>
    </style:style>
    <style:style style:name="T4" style:parent-style-name="il" style:family="text">
      <style:text-properties style:font-name="Helvetica" fo:color="#4183C4" fo:font-size="10.5pt" style:font-size-asian="10.5pt" style:font-size-complex="10.5pt" fo:background-color="#FFFFFF"/>
    </style:style>
    <style:style style:name="T5" style:parent-style-name="Hyperlink" style:family="text">
      <style:text-properties style:font-name="Helvetica" fo:color="#4183C4" fo:font-size="10.5pt" style:font-size-asian="10.5pt" style:font-size-complex="10.5pt" fo:background-color="#FFFFFF"/>
    </style:style>
  </office:automatic-styles>
  <office:body>
    <office:text text:use-soft-page-breaks="true">
      <text:p text:style-name="P1">Toelichting GitHub</text:p>
      <text:p text:style-name="Standaard"/>
      <text:p text:style-name="Standaard"><text:span text:style-name="T2">Wij hebben in dit project gebruikt gemaakt van Github. Hier hebben wij voor gekozen omdat dit volgens ons de makkelijkste manier is om tegelijk in hetzelfde project te coderen. Onze GitHub is te vinden via deze link:<text:s/></text:span><text:a xlink:href="https://github.com/maxPrakken/AmazonWarehouseSim" office:target-frame-name="_blank" xlink:show="new"><text:span text:style-name="T3">https://</text:span><text:span text:style-name="T4">github</text:span><text:span text:style-name="T5">.com/maxPrakken/AmazonWarehouseSim</text:span></text:a></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Titel" style:display-name="Titel" style:family="paragraph" style:parent-style-name="Standaard" style:next-style-name="Standaard">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style>
    <style:style style:name="il" style:display-name="il"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trick Norden</meta:initial-creator>
    <dc:creator>Patrick Norden</dc:creator>
    <meta:creation-date>2020-11-07T12:53:00Z</meta:creation-date>
    <dc:date>2020-11-07T12:53:00Z</dc:date>
    <meta:template xlink:href="Normal.dotm" xlink:type="simple"/>
    <meta:editing-cycles>2</meta:editing-cycles>
    <meta:editing-duration>PT0S</meta:editing-duration>
    <meta:document-statistic meta:page-count="1" meta:paragraph-count="1" meta:word-count="56" meta:character-count="363" meta:row-count="2" meta:non-whitespace-character-count="308"/>
  </office:meta>
</office:document-meta>
</file>